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E000000495E6A0D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MT1" svg:font-family="ArialMT" style:font-family-generic="swiss"/>
    <style:font-face style:name="Lucida Sans1" svg:font-family="'Lucida Sans'" style:font-family-generic="swiss"/>
    <style:font-face style:name="Verdana" svg:font-family="Verdana" style:font-family-generic="swiss"/>
    <style:font-face style:name="Arial1" svg:font-family="Arial" style:font-family-generic="roman" style:font-pitch="variable"/>
    <style:font-face style:name="ArialMT" svg:font-family="ArialMT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5896in" fo:margin-left="-0.0861in" fo:margin-right="-0.0181in" fo:margin-top="0in" fo:margin-bottom="0in" style:page-number="auto" table:align="margins" style:writing-mode="lr-tb"/>
    </style:style>
    <style:style style:name="Table1.A" style:family="table-column">
      <style:table-column-properties style:column-width="0.9333in" style:rel-column-width="1344*"/>
    </style:style>
    <style:style style:name="Table1.B" style:family="table-column">
      <style:table-column-properties style:column-width="6.6563in" style:rel-column-width="958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start" style:justify-single-word="false" fo:orphans="2" fo:widows="2" style:writing-mode="lr-tb"/>
      <style:text-properties style:use-window-font-color="true" fo:font-size="32pt" fo:language="en" fo:country="GB" fo:font-weight="bold" style:font-size-asian="32pt" style:font-weight-asian="bold" style:font-size-complex="32pt"/>
    </style:style>
    <style:style style:name="P2" style:family="paragraph" style:parent-style-name="Header">
      <style:paragraph-properties fo:text-align="end" style:justify-single-word="false" fo:orphans="2" fo:widows="2" style:writing-mode="lr-tb"/>
      <style:text-properties style:use-window-font-color="true" fo:font-size="24pt" fo:language="en" fo:country="GB" fo:font-weight="bold" style:font-size-asian="24pt" style:font-weight-asian="bold" style:font-size-complex="24pt"/>
    </style:style>
    <style:style style:name="P3" style:family="paragraph" style:parent-style-name="Header">
      <style:paragraph-properties fo:text-align="end" style:justify-single-word="false" fo:orphans="2" fo:widows="2" style:writing-mode="lr-tb"/>
      <style:text-properties style:use-window-font-color="true" fo:font-size="18pt" fo:language="en" fo:country="GB" fo:font-weight="bold" style:font-size-asian="18pt" style:font-weight-asian="bold" style:font-size-complex="18pt"/>
    </style:style>
    <style:style style:name="P4" style:family="paragraph" style:parent-style-name="Header">
      <style:paragraph-properties fo:text-align="end" style:justify-single-word="false"/>
      <style:text-properties fo:font-size="24pt" fo:font-weight="bold" style:font-size-asian="24pt" style:font-weight-asian="bold" style:font-size-complex="24pt"/>
    </style:style>
    <style:style style:name="P5" style:family="paragraph" style:parent-style-name="List_20_Paragraph" style:list-style-name="WWNum2">
      <style:text-properties style:font-name="Arial1" fo:font-size="13pt" style:font-size-asian="13pt" style:font-name-complex="Arial2" style:font-size-complex="13pt"/>
    </style:style>
    <style:style style:name="P6" style:family="paragraph" style:parent-style-name="Standard">
      <style:text-properties style:font-name="Arial1" fo:font-size="13pt" style:font-size-asian="13pt" style:font-name-complex="Arial2" style:font-size-complex="13pt"/>
    </style:style>
    <style:style style:name="P7" style:family="paragraph" style:parent-style-name="Standard">
      <style:text-properties style:font-name="Arial1" fo:font-size="13pt" officeooo:paragraph-rsid="002f9059" style:font-size-asian="13pt" style:font-name-complex="Arial2" style:font-size-complex="13pt"/>
    </style:style>
    <style:style style:name="P8" style:family="paragraph" style:parent-style-name="Standard">
      <style:text-properties style:font-name="Arial1" fo:font-size="13pt" fo:font-weight="bold" style:font-size-asian="13pt" style:font-weight-asian="bold" style:font-name-complex="Arial2" style:font-size-complex="13pt" style:font-weight-complex="bold"/>
    </style:style>
    <style:style style:name="P9" style:family="paragraph" style:parent-style-name="Standard">
      <style:text-properties style:font-name="Arial1" fo:font-size="13pt" fo:font-weight="bold" officeooo:rsid="002f9059" officeooo:paragraph-rsid="002f9059" style:font-size-asian="13pt" style:font-weight-asian="bold" style:font-name-complex="Arial2" style:font-size-complex="13pt" style:font-weight-complex="bold"/>
    </style:style>
    <style:style style:name="P10" style:family="paragraph" style:parent-style-name="Standard">
      <style:text-properties style:font-name="Arial1" fo:font-size="7pt" style:font-size-asian="7pt" style:font-name-complex="Arial2" style:font-size-complex="7pt"/>
    </style:style>
    <style:style style:name="P11" style:family="paragraph" style:parent-style-name="Standard">
      <style:text-properties fo:color="#000000" style:font-name="Arial1" fo:font-size="13pt" fo:language="en" fo:country="US" style:font-size-asian="13pt" style:font-name-complex="Arial2" style:font-size-complex="13pt"/>
    </style:style>
    <style:style style:name="P12" style:family="paragraph" style:parent-style-name="Standard">
      <style:text-properties style:use-window-font-color="true" style:font-name="Arial1" fo:font-size="13pt" fo:language="en" fo:country="GB" fo:font-weight="normal" style:font-size-asian="13pt" style:font-weight-asian="normal" style:font-name-complex="Arial2" style:font-size-complex="13pt" style:font-weight-complex="normal"/>
    </style:style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Standard" style:list-style-name="L2">
      <loext:graphic-properties draw:fill="solid" draw:fill-color="#ffffff" draw:opacity="100%"/>
      <style:paragraph-properties fo:margin-top="0in" fo:margin-bottom="0.2083in" loext:contextual-spacing="false" fo:line-height="100%" fo:text-align="justify" style:justify-single-word="false" fo:background-color="#ffffff"/>
      <style:text-properties fo:color="#263842" style:text-outline="false" style:font-name="Arial" fo:font-size="12pt" fo:letter-spacing="normal" fo:language="en" fo:country="US" officeooo:rsid="001d8121" officeooo:paragraph-rsid="001d8121" style:letter-kerning="false" style:font-name-asian="ArialMT1" style:font-size-asian="12pt" style:font-name-complex="Arial2" style:font-size-complex="12pt"/>
    </style:style>
    <style:style style:name="P15" style:family="paragraph" style:parent-style-name="Standard" style:list-style-name="L2">
      <loext:graphic-properties draw:fill="solid" draw:fill-color="#ffffff" draw:opacity="100%"/>
      <style:paragraph-properties fo:margin-top="0in" fo:margin-bottom="0.2083in" loext:contextual-spacing="false" fo:line-height="100%" fo:text-align="justify" style:justify-single-word="false" fo:background-color="#ffffff"/>
      <style:text-properties fo:color="#263842" style:text-outline="false" style:font-name="Arial" fo:font-size="12pt" fo:letter-spacing="normal" fo:language="en" fo:country="US" style:letter-kerning="false" style:font-name-asian="ArialMT1" style:font-size-asian="12pt" style:font-name-complex="Arial2" style:font-size-complex="12pt"/>
    </style:style>
    <style:style style:name="P16" style:family="paragraph" style:parent-style-name="Standard">
      <loext:graphic-properties draw:fill="solid" draw:fill-color="#ffffff" draw:opacity="100%"/>
      <style:paragraph-properties fo:margin-top="0in" fo:margin-bottom="0.2083in" loext:contextual-spacing="false" style:line-height-at-least="0.25in" fo:text-align="justify" style:justify-single-word="false" fo:background-color="#ffffff"/>
      <style:text-properties fo:color="#263842" style:font-name="Arial" fo:font-size="12pt" fo:language="en" fo:country="US" style:font-size-asian="12pt" style:font-name-complex="Arial2" style:font-size-complex="12pt"/>
    </style:style>
    <style:style style:name="P17" style:family="paragraph" style:parent-style-name="Standard">
      <loext:graphic-properties draw:fill="solid" draw:fill-color="#ffffff" draw:opacity="100%"/>
      <style:paragraph-properties fo:margin-top="0in" fo:margin-bottom="0.2083in" loext:contextual-spacing="false" style:line-height-at-least="0.25in" fo:text-align="justify" style:justify-single-word="false" fo:background-color="#ffffff"/>
      <style:text-properties style:font-name="Arial" fo:font-size="12pt" officeooo:paragraph-rsid="002880d4" style:font-size-asian="12pt" style:font-size-complex="12pt"/>
    </style:style>
    <style:style style:name="P18" style:family="paragraph" style:parent-style-name="Standard">
      <loext:graphic-properties draw:fill="solid" draw:fill-color="#ffffff" draw:opacity="100%"/>
      <style:paragraph-properties fo:margin-top="0in" fo:margin-bottom="0.2083in" loext:contextual-spacing="false" style:line-height-at-least="0.25in" fo:text-align="justify" style:justify-single-word="false" fo:background-color="#ffffff"/>
      <style:text-properties style:font-name="Arial" fo:font-size="12pt" officeooo:paragraph-rsid="002a3762" style:font-size-asian="12pt" style:font-size-complex="12pt"/>
    </style:style>
    <style:style style:name="P19" style:family="paragraph" style:parent-style-name="Standard" style:list-style-name="L4">
      <loext:graphic-properties draw:fill="solid" draw:fill-color="#ffffff" draw:opacity="100%"/>
      <style:paragraph-properties fo:margin-top="0in" fo:margin-bottom="0.2083in" loext:contextual-spacing="false" fo:line-height="100%" fo:text-align="justify" style:justify-single-word="false" fo:background-color="#ffffff"/>
      <style:text-properties style:font-name="Arial" fo:font-size="12pt" officeooo:paragraph-rsid="002a3762" style:font-size-asian="12pt" style:font-size-complex="12pt"/>
    </style:style>
    <style:style style:name="P20" style:family="paragraph" style:parent-style-name="Standard" style:list-style-name="L4">
      <loext:graphic-properties draw:fill="solid" draw:fill-color="#ffffff" draw:opacity="100%"/>
      <style:paragraph-properties fo:margin-top="0in" fo:margin-bottom="0.2083in" loext:contextual-spacing="false" fo:line-height="100%" fo:text-align="justify" style:justify-single-word="false" fo:background-color="#ffffff"/>
      <style:text-properties style:font-name="Arial" fo:font-size="12pt" officeooo:paragraph-rsid="002a3857" style:font-size-asian="12pt" style:font-size-complex="12pt"/>
    </style:style>
    <style:style style:name="P21" style:family="paragraph" style:parent-style-name="Standard" style:list-style-name="L4">
      <loext:graphic-properties draw:fill="solid" draw:fill-color="#ffffff" draw:opacity="100%"/>
      <style:paragraph-properties fo:margin-top="0in" fo:margin-bottom="0.2083in" loext:contextual-spacing="false" fo:line-height="100%" fo:text-align="justify" style:justify-single-word="false" fo:background-color="#ffffff"/>
      <style:text-properties style:font-name="Arial" fo:font-size="12pt" officeooo:paragraph-rsid="002a99f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63842" style:text-outline="false" fo:letter-spacing="normal" fo:language="en" fo:country="US" style:letter-kerning="false" style:font-name-asian="ArialMT1" style:font-name-complex="Arial2"/>
    </style:style>
    <style:style style:name="T3" style:family="text">
      <style:text-properties fo:color="#263842" style:text-outline="false" fo:letter-spacing="normal" fo:language="en" fo:country="US" officeooo:rsid="001d1015" style:letter-kerning="false" style:font-name-asian="ArialMT1" style:font-name-complex="Arial2"/>
    </style:style>
    <style:style style:name="T4" style:family="text">
      <style:text-properties fo:color="#263842" style:text-outline="false" fo:letter-spacing="normal" fo:language="en" fo:country="US" officeooo:rsid="002880d4" style:letter-kerning="false" style:font-name-asian="ArialMT1" style:font-name-complex="Arial2"/>
    </style:style>
    <style:style style:name="T5" style:family="text">
      <style:text-properties fo:color="#263842" style:text-outline="false" fo:letter-spacing="normal" fo:language="en" fo:country="US" officeooo:rsid="0028f157" style:letter-kerning="false" style:font-name-asian="ArialMT1" style:font-name-complex="Arial2"/>
    </style:style>
    <style:style style:name="T6" style:family="text">
      <style:text-properties fo:color="#263842" style:text-outline="false" fo:letter-spacing="normal" fo:language="en" fo:country="US" officeooo:rsid="001d8121" style:letter-kerning="false" style:font-name-asian="ArialMT1" style:font-name-complex="Arial2"/>
    </style:style>
    <style:style style:name="T7" style:family="text">
      <style:text-properties fo:color="#263842" style:text-outline="false" fo:letter-spacing="normal" fo:language="en" fo:country="US" officeooo:rsid="002a3762" style:letter-kerning="false" style:font-name-asian="ArialMT1" style:font-name-complex="Arial2"/>
    </style:style>
    <style:style style:name="T8" style:family="text">
      <style:text-properties fo:color="#263842" style:text-outline="false" fo:letter-spacing="normal" fo:language="en" fo:country="US" officeooo:rsid="002a3857" style:letter-kerning="false" style:font-name-asian="ArialMT1" style:font-name-complex="Arial2"/>
    </style:style>
    <style:style style:name="T9" style:family="text">
      <style:text-properties fo:color="#263842" style:text-outline="false" fo:letter-spacing="normal" fo:language="en" fo:country="US" officeooo:rsid="0021d777" style:letter-kerning="false" style:font-name-asian="ArialMT1" style:font-name-complex="Arial2"/>
    </style:style>
    <style:style style:name="T10" style:family="text">
      <style:text-properties fo:color="#263842" style:text-outline="false" fo:letter-spacing="normal" fo:language="en" fo:country="US" officeooo:rsid="002a99f8" style:letter-kerning="false" style:font-name-asian="ArialMT1" style:font-name-complex="Arial2"/>
    </style:style>
    <style:style style:name="T11" style:family="text">
      <style:text-properties fo:color="#263842" style:text-outline="false" fo:letter-spacing="normal" fo:language="en" fo:country="US" officeooo:rsid="0020fea0" style:letter-kerning="false" style:font-name-asian="ArialMT1" style:font-name-complex="Arial2"/>
    </style:style>
    <style:style style:name="T12" style:family="text">
      <style:text-properties fo:color="#263842" style:text-outline="false" fo:letter-spacing="normal" fo:language="en" fo:country="US" officeooo:rsid="001ebe30" style:letter-kerning="false" style:font-name-asian="ArialMT1" style:font-name-complex="Arial2"/>
    </style:style>
    <style:style style:name="T13" style:family="text">
      <style:text-properties fo:color="#263842" style:text-outline="false" fo:letter-spacing="normal" fo:language="en" fo:country="US" officeooo:rsid="002be02a" style:letter-kerning="false" style:font-name-asian="ArialMT1" style:font-name-complex="Arial2"/>
    </style:style>
    <style:style style:name="T14" style:family="text">
      <style:text-properties fo:color="#263842" style:text-outline="false" fo:letter-spacing="normal" fo:language="en" fo:country="US" officeooo:rsid="002d7ebb" style:letter-kerning="false" style:font-name-asian="ArialMT1" style:font-name-complex="Arial2"/>
    </style:style>
    <style:style style:name="T15" style:family="text">
      <style:text-properties fo:color="#263842" style:text-outline="false" fo:letter-spacing="normal" fo:language="en" fo:country="US" officeooo:rsid="0031f764" style:letter-kerning="false" style:font-name-asian="ArialMT1" style:font-name-complex="Arial2"/>
    </style:style>
    <style:style style:name="T16" style:family="text">
      <style:text-properties fo:color="#263842" style:text-outline="false" fo:letter-spacing="normal" fo:language="en" fo:country="US" officeooo:rsid="0034a184" style:letter-kerning="false" style:font-name-asian="ArialMT1" style:font-name-complex="Arial2"/>
    </style:style>
    <style:style style:name="T17" style:family="text">
      <style:text-properties fo:color="#263842" style:text-outline="false" fo:letter-spacing="normal" fo:language="en" fo:country="US" officeooo:rsid="003516b3" style:letter-kerning="false" style:font-name-asian="ArialMT1" style:font-name-complex="Arial2"/>
    </style:style>
    <style:style style:name="T18" style:family="text">
      <style:text-properties fo:color="#263842" style:text-outline="false" fo:letter-spacing="normal" fo:language="en" fo:country="US" fo:font-weight="bold" style:letter-kerning="false" style:font-name-asian="ArialMT1" style:font-weight-asian="bold" style:font-name-complex="Arial2" style:font-weight-complex="bold"/>
    </style:style>
    <style:style style:name="T19" style:family="text">
      <style:text-properties fo:color="#263842" style:text-outline="false" fo:letter-spacing="normal" fo:language="en" fo:country="US" fo:font-weight="bold" officeooo:rsid="001d8121" style:letter-kerning="false" style:font-name-asian="ArialMT1" style:font-weight-asian="bold" style:font-name-complex="Arial2" style:font-weight-complex="bold"/>
    </style:style>
    <style:style style:name="T20" style:family="text">
      <style:text-properties fo:color="#263842" fo:language="en" fo:country="US" style:font-name-complex="Arial2"/>
    </style:style>
    <style:style style:name="T21" style:family="text">
      <style:text-properties style:text-outline="false" fo:letter-spacing="normal" style:letter-kerning="false" style:font-name-asian="Verdana"/>
    </style:style>
    <style:style style:name="T22" style:family="text">
      <style:text-properties style:text-outline="false" fo:letter-spacing="normal" style:letter-kerning="false"/>
    </style:style>
    <style:style style:name="T23" style:family="text">
      <style:text-properties officeooo:rsid="0018d061"/>
    </style:style>
    <style:style style:name="T24" style:family="text">
      <style:text-properties officeooo:rsid="001ebe30"/>
    </style:style>
    <style:style style:name="T25" style:family="text">
      <style:text-properties officeooo:rsid="001f924b"/>
    </style:style>
    <style:style style:name="T26" style:family="text">
      <style:text-properties fo:color="#000000" style:text-outline="false" fo:letter-spacing="normal" style:text-underline-style="none" style:letter-kerning="false"/>
    </style:style>
    <style:style style:name="T27" style:family="text">
      <style:text-properties fo:color="#000000" style:text-outline="false" fo:letter-spacing="normal" style:text-underline-style="none" fo:font-weight="bold" officeooo:rsid="002babb0" style:letter-kerning="false" style:font-weight-asian="bold" style:font-weight-complex="bold"/>
    </style:style>
    <style:style style:name="T28" style:family="text">
      <style:text-properties fo:color="#000000" style:text-outline="false" fo:letter-spacing="normal" style:text-underline-style="none" fo:font-weight="bold" style:letter-kerning="false" style:font-weight-asian="bold" style:font-weight-complex="bold"/>
    </style:style>
    <style:style style:name="T29" style:family="text">
      <style:text-properties officeooo:rsid="002babb0"/>
    </style:style>
    <style:style style:name="T30" style:family="text">
      <style:text-properties officeooo:rsid="0035ff8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083in" fo:text-indent="-0.25in" fo:margin-left="0.6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83in" fo:text-indent="-0.25in" fo:margin-left="0.8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083in" fo:text-indent="-0.25in" fo:margin-left="1.1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083in" fo:text-indent="-0.25in" fo:margin-left="1.6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83in" fo:text-indent="-0.25in" fo:margin-left="2.1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83in" fo:text-indent="-0.25in" fo:margin-left="2.3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083in" fo:text-indent="-0.25in" fo:margin-left="2.6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Session</text:p>
          </table:table-cell>
          <table:table-cell table:style-name="Table1.A1" office:value-type="string">
            <text:p text:style-name="P12"><text:span text:style-name="T21">IN044: </text:span><text:span text:style-name="T22">Scalable and Adaptable Architecture for Earth Science Cyberinfrastructure</text:span></text:p>
          </table:table-cell>
        </table:table-row>
        <table:table-row table:style-name="Table1.1">
          <table:table-cell table:style-name="Table1.A1" office:value-type="string">
            <text:p text:style-name="P8">Title</text:p>
          </table:table-cell>
          <table:table-cell table:style-name="Table1.A1" office:value-type="string">
            <text:p text:style-name="P11"><text:span text:style-name="T30">T</text:span>he Prodiguer Messaging Platform </text:p>
          </table:table-cell>
        </table:table-row>
        <table:table-row table:style-name="Table1.1">
          <table:table-cell table:style-name="Table1.A1" office:value-type="string">
            <text:p text:style-name="P9">Authors</text:p>
          </table:table-cell>
          <table:table-cell table:style-name="Table1.A1" office:value-type="string">
            <text:p text:style-name="P7">Mark A. Greenslade (1), Nicolas Carenton (1), Sebastien Denvil (1).</text:p>
          </table:table-cell>
        </table:table-row>
        <table:table-row table:style-name="Table1.1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5024623162652446815" text:style-name="WWNum2">
              <text:list-item>
                <text:p text:style-name="P5">IPSL, Institut Pierre Simon Laplace, Global climate <text:span text:style-name="T25">modelling</text:span> group, Paris, France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3"/>
          </table:table-cell>
          <table:covered-table-cell/>
        </table:table-row>
      </table:table>
      <text:p text:style-name="P16"><text:span text:style-name="T26">CONVERGENCE is a French multi-partner national project designed to gather HPC and informatics expertise to innovate in the context of running French </text:span><text:span text:style-name="T27">global </text:span><text:span text:style-name="T28">climate models</text:span><text:span text:style-name="T26"> with differing grids and at differing resolutions. <text:s/>Efficient and reliable execution of these models and the management and dissemination of model output are some of the complexities that CONVERGENCE aims to resolve.</text:span></text:p>
      <text:p text:style-name="P16">At any one moment in time, researchers affiliated with the Institut Pierre Simon Laplace (IPSL) climate modeling group, are running hundreds of global climate simulations. <text:s/>These simulations execute upon a <text:span text:style-name="T1">heterogeneous</text:span> set of <text:span text:style-name="T29">French </text:span>High Performance Computing (HPC) environments. <text:s/></text:p>
      <text:p text:style-name="P17"><text:span text:style-name="T20">The IPSL's simulation execution runtime libIGCM (</text:span><text:span text:style-name="T2">library for IPSL Global Climate Modeling group) has recently been enhanced so as to support </text:span><text:span text:style-name="T3">hitherto impossible </text:span><text:span text:style-name="T18">realtime</text:span><text:span text:style-name="T2"> use cases </text:span><text:span text:style-name="T13">such as </text:span><text:span text:style-name="T2">simulation monitoring, data publication, metrics collection, simulation control, </text:span><text:span text:style-name="T4">visualization</text:span><text:span text:style-name="T5">s</text:span><text:span text:style-name="T2"> … etc. <text:s/></text:span></text:p>
      <text:p text:style-name="P18"><text:span text:style-name="T2">At the core of this enhancement is Prodiguer: </text:span><text:span text:style-name="T4">an</text:span><text:span text:style-name="T2"> </text:span><text:span text:style-name="T19">AMQP</text:span><text:span text:style-name="T6"> (Advanced Message Queue Protocol) based </text:span><text:span text:style-name="T4">event driven asynchronous distributed messaging platform</text:span><text:span text:style-name="T2">. <text:s/>libIGCM now </text:span><text:span text:style-name="T14">dispatches copious amounts of </text:span><text:span text:style-name="T2">information, in the form of messages, </text:span><text:span text:style-name="T14">to the platform </text:span><text:span text:style-name="T2">for remote processing </text:span><text:span text:style-name="T4">by Prodiguer software agents </text:span><text:span text:style-name="T15">at IPSL servers in Paris</text:span><text:span text:style-name="T4">. <text:s/></text:span><text:span text:style-name="T14">S</text:span><text:span text:style-name="T7">uch </text:span><text:span text:style-name="T2">processing takes several forms:</text:span></text:p>
      <text:list xml:id="list1125608469585971253" text:style-name="L2">
        <text:list-item>
          <text:p text:style-name="P15">Persisting message content to database(s);</text:p>
        </text:list-item>
        <text:list-item>
          <text:p text:style-name="P15">Launching rollback jobs upon simulation failure;</text:p>
        </text:list-item>
        <text:list-item>
          <text:p text:style-name="P15">Notifying downstream applications;</text:p>
        </text:list-item>
        <text:list-item>
          <text:p text:style-name="P14">Automation of visualization pipelines;</text:p>
        </text:list-item>
      </text:list>
      <text:p text:style-name="P18"><text:span text:style-name="T2">We will describe </text:span><text:span text:style-name="T8">and/or</text:span><text:span text:style-name="T2"> </text:span><text:span text:style-name="T8">demonstrate </text:span><text:span text:style-name="T2">the platform</text:span><text:span text:style-name="T9">'s:</text:span></text:p>
      <text:list xml:id="list2496222955844933985" text:style-name="L4">
        <text:list-item>
          <text:p text:style-name="P19"><text:span text:style-name="T7">T</text:span><text:span text:style-name="T9">echnical implementation;</text:span></text:p>
        </text:list-item>
        <text:list-item>
          <text:p text:style-name="P19"><text:span text:style-name="T10">Inherent ease of </text:span><text:span text:style-name="T11">scalability;</text:span></text:p>
        </text:list-item>
        <text:list-item>
          <text:p text:style-name="P20"><text:span text:style-name="T7">Inherent </text:span><text:span text:style-name="T11">adaptive</text:span><text:span text:style-name="T10">ness in respect to </text:span><text:span text:style-name="T16">supervising </text:span><text:span text:style-name="T11">simulation</text:span><text:span text:style-name="T17">s</text:span><text:span text:style-name="T11">; </text:span></text:p>
        </text:list-item>
        <text:list-item>
          <text:p text:style-name="P21"><text:span text:style-name="T8">W</text:span><text:span text:style-name="T2">eb portal receiving </text:span><text:span text:style-name="T12">simulation </text:span><text:span text:style-name="T2">notifications </text:span><text:span text:style-name="T10">in realtime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rialMT1" svg:font-family="ArialMT" style:font-family-generic="swiss"/>
    <style:font-face style:name="Lucida Sans1" svg:font-family="'Lucida Sans'" style:font-family-generic="swiss"/>
    <style:font-face style:name="Verdana" svg:font-family="Verdana" style:font-family-generic="swiss"/>
    <style:font-face style:name="Arial1" svg:font-family="Arial" style:font-family-generic="roman" style:font-pitch="variable"/>
    <style:font-face style:name="ArialMT" svg:font-family="ArialMT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font-name-asian="SimSun" style:font-size-asian="12pt" style:language-asian="fr" style:country-asian="FR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693in" fo:margin-bottom="0.0693in" loext:contextual-spacing="false"/>
      <style:text-properties style:font-name="Times" fo:font-family="Times" style:font-family-generic="roman" style:font-pitch="variable" fo:font-size="18pt" fo:language="en" fo:country="US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loext:contextual-spacing="false"/>
      <style:text-properties style:font-name="Times" fo:font-family="Times" style:font-family-generic="roman" style:font-pitch="variable" fo:font-size="10pt" fo:language="en" fo:country="US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family="Courier" style:font-family-generic="roman" style:font-pitch="variable" fo:font-size="10pt" fo:language="en" fo:country="US" style:font-size-asian="10pt" style:font-name-complex="Courier1" style:font-family-complex="Courier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" fo:font-family="Times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erm-display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en" fo:country="GB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HTML_20_Preformatted_20_Char" style:display-name="HTML Preformatted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4854in" table:align="margins" style:writing-mode="lr-tb"/>
    </style:style>
    <style:style style:name="Table2.A" style:family="table-column">
      <style:table-column-properties style:column-width="2.741in" style:rel-column-width="23997*"/>
    </style:style>
    <style:style style:name="Table2.B" style:family="table-column">
      <style:table-column-properties style:column-width="4.7444in" style:rel-column-width="41538*"/>
    </style:style>
    <style:style style:name="Table2.1" style:family="table-row">
      <style:table-row-properties style:min-row-height="1.0146in"/>
    </style:style>
    <style:style style:name="Table2.A1" style:family="table-cell">
      <style:table-cell-properties style:vertical-align="middle" fo:padding="0.0382in" fo:border="none"/>
    </style:style>
    <style:style style:name="MP1" style:family="paragraph" style:parent-style-name="Header">
      <style:paragraph-properties fo:text-align="start" style:justify-single-word="false" fo:orphans="2" fo:widows="2" style:writing-mode="lr-tb"/>
      <style:text-properties style:use-window-font-color="true" fo:font-size="32pt" fo:language="en" fo:country="GB" fo:font-weight="bold" style:font-size-asian="32pt" style:font-weight-asian="bold" style:font-size-complex="32pt"/>
    </style:style>
    <style:style style:name="MP2" style:family="paragraph" style:parent-style-name="Header">
      <style:paragraph-properties fo:text-align="end" style:justify-single-word="false"/>
      <style:text-properties fo:font-size="24pt" fo:font-weight="bold" style:font-size-asian="24pt" style:font-weight-asian="bold" style:font-size-complex="24pt"/>
    </style:style>
    <style:style style:name="MP3" style:family="paragraph" style:parent-style-name="Header">
      <style:paragraph-properties fo:text-align="end" style:justify-single-word="false" fo:orphans="2" fo:widows="2" style:writing-mode="lr-tb"/>
      <style:text-properties style:use-window-font-color="true" fo:font-size="24pt" fo:language="en" fo:country="GB" fo:font-weight="bold" style:font-size-asian="24pt" style:font-weight-asian="bold" style:font-size-complex="24pt"/>
    </style:style>
    <style:style style:name="MP4" style:family="paragraph" style:parent-style-name="Header">
      <style:paragraph-properties fo:text-align="end" style:justify-single-word="false" fo:orphans="2" fo:widows="2" style:writing-mode="lr-tb"/>
      <style:text-properties style:use-window-font-color="true" fo:font-size="18pt" fo:language="en" fo:country="GB" fo:font-weight="bold" style:font-size-asian="18pt" style:font-weight-asian="bold" style:font-size-complex="18pt"/>
    </style:style>
    <style:style style:name="MT1" style:family="text">
      <style:text-properties officeooo:rsid="0018d061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1972in" fo:margin-bottom="0.2957in" fo:margin-left="0.3937in" fo:margin-right="0.389in" style:writing-mode="lr-tb" style:layout-grid-color="#c0c0c0" style:layout-grid-lines="4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693in" fo:margin-left="0in" fo:margin-right="0in" fo:margin-bottom="0.7299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graphics1" text:anchor-type="paragraph" svg:x="-0.0339in" svg:y="-0.039in" svg:width="1.9717in" svg:height="1.0134in" draw:z-index="0"><draw:image xlink:href="Pictures/100002010000008E000000495E6A0DEA.png" xlink:type="simple" xlink:show="embed" xlink:actuate="onLoad"/></draw:frame></text:p>
            </table:table-cell>
            <table:table-cell table:style-name="Table2.A1" office:value-type="string">
              <text:p text:style-name="MP2"><text:span text:style-name="MT1">A</text:span>GU 2015 Abstract</text:p>
              <text:p text:style-name="MP3">Prodiguer Messaging Platform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organ</meta:initial-creator>
    <meta:editing-cycles>50</meta:editing-cycles>
    <meta:print-date>2013-08-06T13:34:00</meta:print-date>
    <meta:creation-date>2014-11-19T09:02:00</meta:creation-date>
    <dc:date>2015-08-05T21:48:39.438907000</dc:date>
    <meta:editing-duration>PT1H52M37S</meta:editing-duration>
    <meta:generator>LibreOffice/4.4.4.3$MacOSX_X86_64 LibreOffice_project/2c39ebcf046445232b798108aa8a7e7d89552ea8</meta:generator>
    <meta:document-statistic meta:table-count="2" meta:image-count="1" meta:object-count="0" meta:page-count="1" meta:paragraph-count="22" meta:word-count="285" meta:character-count="2046" meta:non-whitespace-character-count="1782"/>
    <meta:user-defined meta:name="AppVersion">14.0000</meta:user-defined>
    <meta:user-defined meta:name="Company">IPS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